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1354in"/>
    </style:style>
    <style:style style:name="co5" style:family="table-column">
      <style:table-column-properties fo:break-before="auto" style:column-width="0.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a" style:text-align-source="fix" style:repeat-content="false" fo:background-color="transparent" fo:border-left="0.06pt solid #00000a" fo:border-right="0.06pt solid #000000" fo:border-top="0.06pt solid #00000a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a" fo:border-right="0.06pt solid #00000a" fo:border-top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a" fo:border-left="none" fo:border-right="none" fo:border-top="0.06pt solid #00000a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a" fo:border-right="0.06pt solid #00000a" fo:border-top="0.06pt solid #00000a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1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15" style:family="table-cell" style:parent-style-name="Default" style:data-style-name="N11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middle"/>
      <style:paragraph-properties fo:text-align="end"/>
      <style:text-properties fo:font-size="10pt" style:font-size-asian="10pt" style:font-size-complex="10pt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0" style:family="table-cell" style:parent-style-name="Default" style:data-style-name="N10">
      <style:table-cell-properties fo:background-color="transparent" fo:border="0.06pt solid #000000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peer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Peer Resul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3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3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14" table:formula="of:=SUM(['20106065'.$C8];['20106381'.$C8];['20105627'.$C8];['20105914'.$C8];['20095495'.$C8])/5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style-name="ce14" table:formula="of:=SUM(['20106065'.$E8];['20106381'.$E8];['20105627'.$E8];['20105914'.$E8];['20095495'.$E8])/5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14" table:formula="of:=SUM(['20106065'.$C9];['20106381'.$C9];['20105627'.$C9];['20105914'.$C9];['20095495'.$C9])/5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style-name="ce14" table:formula="of:=SUM(['20106065'.$E9];['20106381'.$E9];['20105627'.$E9];['20105914'.$E9];['20095495'.$E9])/5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14" table:formula="of:=SUM(['20106065'.$C10];['20106381'.$C10];['20105627'.$C10];['20105914'.$C10];['20095495'.$C10])/5" office:value-type="percentage" office:value="0.1" calcext:value-type="percentage" table:number-columns-spanned="2" table:number-rows-spanned="1">
            <text:p>10.00%</text:p>
          </table:table-cell>
          <table:covered-table-cell/>
          <table:table-cell table:style-name="ce14" table:formula="of:=SUM(['20106065'.$E10];['20106381'.$E10];['20105627'.$E10];['20105914'.$E10];['20095495'.$E10])/5" office:value-type="percentage" office:value="0.09" calcext:value-type="percentage" table:number-columns-spanned="2" table:number-rows-spanned="1">
            <text:p>9.00%</text:p>
          </table:table-cell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14" table:formula="of:=SUM(['20106065'.$C11];['20106381'.$C11];['20105627'.$C11];['20105914'.$C11];['20095495'.$C11])/5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style-name="ce14" table:formula="of:=SUM(['20106065'.$E11];['20106381'.$E11];['20105627'.$E11];['20105914'.$E11];['20095495'.$E11])/5" office:value-type="percentage" office:value="0.08" calcext:value-type="percentage" table:number-columns-spanned="2" table:number-rows-spanned="1">
            <text:p>8.00%</text:p>
          </table:table-cell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14" table:formula="of:=SUM(['20106065'.$C12];['20106381'.$C12];['20105627'.$C12];['20105914'.$C12];['20095495'.$C12])/5" office:value-type="percentage" office:value="0.06" calcext:value-type="percentage" table:number-columns-spanned="2" table:number-rows-spanned="1">
            <text:p>6.00%</text:p>
          </table:table-cell>
          <table:covered-table-cell/>
          <table:table-cell table:style-name="ce14" table:formula="of:=SUM(['20106065'.$E12];['20106381'.$E12];['20105627'.$E12];['20105914'.$E12];['20095495'.$E12])/5" office:value-type="percentage" office:value="0.07" calcext:value-type="percentage" table:number-columns-spanned="2" table:number-rows-spanned="1">
            <text:p>7.00%</text:p>
          </table:table-cell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5" table:formula="of:=SUM([.C5:.C9])" office:value-type="percentage" office:value="0.4" calcext:value-type="percentage" table:number-columns-spanned="2" table:number-rows-spanned="1">
            <text:p>40.00%</text:p>
          </table:table-cell>
          <table:covered-table-cell/>
          <table:table-cell table:style-name="ce15" table:formula="of:=SUM([.E5:.E9])" office:value-type="percentage" office:value="0.4" calcext:value-type="percentage" table:number-columns-spanned="2" table:number-rows-spanned="1">
            <text:p>40.00%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16" table:formula="of:=SUM(['20106065'.D16];['20106381'.D16];['20105627'.D16];['20105914'.D16];['20095495'.D16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16" table:formula="of:=SUM(['20106065'.D17];['20106381'.D17];['20105627'.D17];['20105914'.D17];['20095495'.D17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16" table:formula="of:=SUM(['20106065'.D18];['20106381'.D18];['20105627'.D18];['20105914'.D18];['20095495'.D18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16" table:formula="of:=SUM(['20106065'.D19];['20106381'.D19];['20105627'.D19];['20105914'.D19];['20095495'.D19])/5" office:value-type="float" office:value="1.2" calcext:value-type="float" table:number-columns-spanned="3" table:number-rows-spanned="1">
            <text:p>1.2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16" table:formula="of:=SUM(['20106065'.D20];['20106381'.D20];['20105627'.D20];['20105914'.D20];['20095495'.D20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16" table:formula="of:=SUM(['20106065'.D21];['20106381'.D21];['20105627'.D21];['20105914'.D21];['20095495'.D21])/5" office:value-type="float" office:value="1.6" calcext:value-type="float" table:number-columns-spanned="3" table:number-rows-spanned="1">
            <text:p>1.6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6" table:formula="of:=SUM(['20106065'.D24];['20106381'.D24];['20105627'.D24];['20105914'.D24];['20095495'.D24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6" table:formula="of:=SUM(['20106065'.D25];['20106381'.D25];['20105627'.D25];['20105914'.D25];['20095495'.D25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6" table:formula="of:=SUM(['20106065'.D26];['20106381'.D26];['20105627'.D26];['20105914'.D26];['20095495'.D26])/5" office:value-type="float" office:value="1.8" calcext:value-type="float" table:number-columns-spanned="3" table:number-rows-spanned="1">
            <text:p>1.8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6" table:formula="of:=SUM(['20106065'.D27];['20106381'.D27];['20105627'.D27];['20105914'.D27];['20095495'.D27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6" table:formula="of:=SUM(['20106065'.D28];['20106381'.D28];['20105627'.D28];['20105914'.D28];['20095495'.D28])/5" office:value-type="float" office:value="1.2" calcext:value-type="float" table:number-columns-spanned="3" table:number-rows-spanned="1">
            <text:p>1.2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9" table:number-columns-repeated="6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6" table:formula="of:=SUM(['20106065'.D31];['20106381'.D31];['20105627'.D31];['20105914'.D31];['20095495'.D31])/5" office:value-type="float" office:value="1.6" calcext:value-type="float" table:number-columns-spanned="3" table:number-rows-spanned="1">
            <text:p>1.6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6" table:formula="of:=SUM(['20106065'.D32];['20106381'.D32];['20105627'.D32];['20105914'.D32];['20095495'.D32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6" table:formula="of:=SUM(['20106065'.D33];['20106381'.D33];['20105627'.D33];['20105914'.D33];['20095495'.D33])/5" office:value-type="float" office:value="1.8" calcext:value-type="float" table:number-columns-spanned="3" table:number-rows-spanned="1">
            <text:p>1.8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6" table:formula="of:=SUM(['20106065'.D34];['20106381'.D34];['20105627'.D34];['20105914'.D34];['20095495'.D34])/5" office:value-type="float" office:value="1.2" calcext:value-type="float" table:number-columns-spanned="3" table:number-rows-spanned="1">
            <text:p>1.2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6" table:formula="of:=SUM(['20106065'.D35];['20106381'.D35];['20105627'.D35];['20105914'.D35];['20095495'.D35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11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6" table:formula="of:=SUM(['20106065'.D38];['20106381'.D38];['20105627'.D38];['20105914'.D38];['20095495'.D38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6" table:formula="of:=SUM(['20106065'.D39];['20106381'.D39];['20105627'.D39];['20105914'.D39];['20095495'.D39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6" table:formula="of:=SUM(['20106065'.D40];['20106381'.D40];['20105627'.D40];['20105914'.D40];['20095495'.D40])/5" office:value-type="float" office:value="1.6" calcext:value-type="float" table:number-columns-spanned="3" table:number-rows-spanned="1">
            <text:p>1.6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6" table:formula="of:=SUM(['20106065'.D41];['20106381'.D41];['20105627'.D41];['20105914'.D41];['20095495'.D41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6" table:formula="of:=SUM(['20106065'.D42];['20106381'.D42];['20105627'.D42];['20105914'.D42];['20095495'.D42])/5" office:value-type="float" office:value="1.4" calcext:value-type="float" table:number-columns-spanned="3" table:number-rows-spanned="1">
            <text:p>1.4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095495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2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7" office:value-type="string" calcext:value-type="string">
            <text:p>Name</text:p>
          </table:table-cell>
          <table:table-cell table:style-name="ce18" office:value-type="string" calcext:value-type="string">
            <text:p>Jose Reyes</text:p>
          </table:table-cell>
          <table:table-cell table:style-name="ce17" office:value-type="string" calcext:value-type="string">
            <text:p>Team</text:p>
          </table:table-cell>
          <table:table-cell table:style-name="ce18" office:value-type="string" calcext:value-type="string">
            <text:p>PPR</text:p>
          </table:table-cell>
          <table:table-cell table:style-name="ce17" office:value-type="string" calcext:value-type="string">
            <text:p>Instructor</text:p>
          </table:table-cell>
          <table:table-cell table:style-name="ce18" office:value-type="string" calcext:value-type="string">
            <text:p>Jose Bonetti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Date</text:p>
          </table:table-cell>
          <table:table-cell table:style-name="ce19" office:value-type="date" office:date-value="2014-12-04" calcext:value-type="date">
            <text:p>12/04/14</text:p>
          </table:table-cell>
          <table:table-cell table:style-name="ce17" office:value-type="string" calcext:value-type="string">
            <text:p>Cycle No.</text:p>
          </table:table-cell>
          <table:table-cell table:style-name="ce18" office:value-type="float" office:value="4" calcext:value-type="float">
            <text:p>4</text:p>
          </table:table-cell>
          <table:table-cell table:style-name="ce17" office:value-type="string" calcext:value-type="string">
            <text:p>Week No.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3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3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2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2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2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2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20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style-name="ce20" office:value-type="percentage" office:value="0.25" calcext:value-type="percentage" table:number-columns-spanned="2" table:number-rows-spanned="1">
            <text:p>25%</text:p>
          </table:table-cell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2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style-name="ce20" office:value-type="percentage" office:value="0.2" calcext:value-type="percentage" table:number-columns-spanned="2" table:number-rows-spanned="1">
            <text:p>20%</text:p>
          </table:table-cell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20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style-name="ce20" office:value-type="percentage" office:value="0.15" calcext:value-type="percentage" table:number-columns-spanned="2" table:number-rows-spanned="1">
            <text:p>15%</text:p>
          </table:table-cell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5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15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2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9" table:number-columns-repeated="6"/>
          <table:table-cell table:number-columns-repeated="1018"/>
        </table:table-row>
        <table:table-row table:style-name="ro5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11"/>
          <table:table-cell table:style-name="ce9" table:number-columns-repeated="5"/>
          <table:table-cell table:number-columns-repeated="1018"/>
        </table:table-row>
        <table:table-row table:style-name="ro5">
          <table:table-cell table:style-name="ce12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05627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2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7" office:value-type="string" calcext:value-type="string">
            <text:p>Name</text:p>
          </table:table-cell>
          <table:table-cell table:style-name="ce18"/>
          <table:table-cell table:style-name="ce17" office:value-type="string" calcext:value-type="string">
            <text:p>Team</text:p>
          </table:table-cell>
          <table:table-cell table:style-name="ce18"/>
          <table:table-cell table:style-name="ce17" office:value-type="string" calcext:value-type="string">
            <text:p>Instructor</text:p>
          </table:table-cell>
          <table:table-cell table:style-name="ce18" office:value-type="string" calcext:value-type="string">
            <text:p>Jose Bonetti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Date</text:p>
          </table:table-cell>
          <table:table-cell table:style-name="ce19" office:value-type="date" office:date-value="2014-12-04" calcext:value-type="date">
            <text:p>12/04/14</text:p>
          </table:table-cell>
          <table:table-cell table:style-name="ce17" office:value-type="string" calcext:value-type="string">
            <text:p>Cycle No.</text:p>
          </table:table-cell>
          <table:table-cell table:style-name="ce18" office:value-type="float" office:value="4" calcext:value-type="float">
            <text:p>4</text:p>
          </table:table-cell>
          <table:table-cell table:style-name="ce17" office:value-type="string" calcext:value-type="string">
            <text:p>Week No.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3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3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5" table:formula="of:=SUM([.C8:.C12])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style-name="ce15" table:formula="of:=SUM([.E8:.E12])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9" table:number-columns-repeated="6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11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05914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2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7" office:value-type="string" calcext:value-type="string">
            <text:p>Name</text:p>
          </table:table-cell>
          <table:table-cell table:style-name="ce18"/>
          <table:table-cell table:style-name="ce17" office:value-type="string" calcext:value-type="string">
            <text:p>Team</text:p>
          </table:table-cell>
          <table:table-cell table:style-name="ce18"/>
          <table:table-cell table:style-name="ce17" office:value-type="string" calcext:value-type="string">
            <text:p>Instructor</text:p>
          </table:table-cell>
          <table:table-cell table:style-name="ce18" office:value-type="string" calcext:value-type="string">
            <text:p>Jose Bonetti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Date</text:p>
          </table:table-cell>
          <table:table-cell table:style-name="ce19" office:value-type="date" office:date-value="2014-12-04" calcext:value-type="date">
            <text:p>12/04/14</text:p>
          </table:table-cell>
          <table:table-cell table:style-name="ce17" office:value-type="string" calcext:value-type="string">
            <text:p>Cycle No.</text:p>
          </table:table-cell>
          <table:table-cell table:style-name="ce18" office:value-type="float" office:value="4" calcext:value-type="float">
            <text:p>4</text:p>
          </table:table-cell>
          <table:table-cell table:style-name="ce17" office:value-type="string" calcext:value-type="string">
            <text:p>Week No.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3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3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5" table:formula="of:=SUM([.C8:.C12])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style-name="ce15" table:formula="of:=SUM([.E8:.E12])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9" table:number-columns-repeated="6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11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06065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2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7" office:value-type="string" calcext:value-type="string">
            <text:p>Name</text:p>
          </table:table-cell>
          <table:table-cell table:style-name="ce18" office:value-type="string" calcext:value-type="string">
            <text:p>Hector Vasquez</text:p>
          </table:table-cell>
          <table:table-cell table:style-name="ce17" office:value-type="string" calcext:value-type="string">
            <text:p>Team</text:p>
          </table:table-cell>
          <table:table-cell table:style-name="ce18"/>
          <table:table-cell table:style-name="ce17" office:value-type="string" calcext:value-type="string">
            <text:p>Instructor</text:p>
          </table:table-cell>
          <table:table-cell table:style-name="ce18" office:value-type="string" calcext:value-type="string">
            <text:p>Jose Bonetti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Date</text:p>
          </table:table-cell>
          <table:table-cell table:style-name="ce19" office:value-type="date" office:date-value="2014-12-04" calcext:value-type="date">
            <text:p>12/04/14</text:p>
          </table:table-cell>
          <table:table-cell table:style-name="ce17" office:value-type="string" calcext:value-type="string">
            <text:p>Cycle No.</text:p>
          </table:table-cell>
          <table:table-cell table:style-name="ce18" office:value-type="float" office:value="4" calcext:value-type="float">
            <text:p>4</text:p>
          </table:table-cell>
          <table:table-cell table:style-name="ce17" office:value-type="string" calcext:value-type="string">
            <text:p>Week No.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3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3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1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1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1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1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15" office:value-type="percentage" office:value="0.25" calcext:value-type="percentage" table:number-columns-spanned="2" table:number-rows-spanned="1">
            <text:p>25.00%</text:p>
          </table:table-cell>
          <table:covered-table-cell/>
          <table:table-cell table:style-name="ce1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1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style-name="ce1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15" office:value-type="percentage" office:value="0.15" calcext:value-type="percentage" table:number-columns-spanned="2" table:number-rows-spanned="1">
            <text:p>15.00%</text:p>
          </table:table-cell>
          <table:covered-table-cell/>
          <table:table-cell table:style-name="ce15" office:value-type="percentage" office:value="0.2" calcext:value-type="percentage" table:number-columns-spanned="2" table:number-rows-spanned="1">
            <text:p>20.00%</text:p>
          </table:table-cell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5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style-name="ce15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9" table:number-columns-repeated="6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11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1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0638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2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7" office:value-type="string" calcext:value-type="string">
            <text:p>Name</text:p>
          </table:table-cell>
          <table:table-cell table:style-name="ce18" office:value-type="string" calcext:value-type="string">
            <text:p>Jusnen Volquez</text:p>
          </table:table-cell>
          <table:table-cell table:style-name="ce17" office:value-type="string" calcext:value-type="string">
            <text:p>Team</text:p>
          </table:table-cell>
          <table:table-cell table:style-name="ce18"/>
          <table:table-cell table:style-name="ce17" office:value-type="string" calcext:value-type="string">
            <text:p>Instructor</text:p>
          </table:table-cell>
          <table:table-cell table:style-name="ce18" office:value-type="string" calcext:value-type="string">
            <text:p>Jose Bonetti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Date</text:p>
          </table:table-cell>
          <table:table-cell table:style-name="ce19" office:value-type="date" office:date-value="2014-12-04" calcext:value-type="date">
            <text:p>12/04/14</text:p>
          </table:table-cell>
          <table:table-cell table:style-name="ce17" office:value-type="string" calcext:value-type="string">
            <text:p>Cycle No.</text:p>
          </table:table-cell>
          <table:table-cell table:style-name="ce18" office:value-type="float" office:value="4" calcext:value-type="float">
            <text:p>4</text:p>
          </table:table-cell>
          <table:table-cell table:style-name="ce17" office:value-type="string" calcext:value-type="string">
            <text:p>Week No.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2" table:number-rows-spanned="1">
            <text:p>Role</text:p>
          </table:table-cell>
          <table:covered-table-cell/>
          <table:table-cell table:style-name="ce13" office:value-type="string" calcext:value-type="string" table:number-columns-spanned="2" table:number-rows-spanned="1">
            <text:p>Work Required</text:p>
          </table:table-cell>
          <table:covered-table-cell/>
          <table:table-cell table:style-name="ce13" office:value-type="string" calcext:value-type="string" table:number-columns-spanned="2" table:number-rows-spanned="1">
            <text:p>Role Difficulty</text:p>
          </table:table-cell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Team Lead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2" table:number-rows-spanned="1">
            <text:p>Planning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Quality/Process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2" table:number-rows-spanned="1">
            <text:p>Support Manager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Contribution (100%)</text:p>
          </table:table-cell>
          <table:covered-table-cell/>
          <table:table-cell table:style-name="ce15" table:formula="of:=SUM([.C8:.C12])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style-name="ce15" table:formula="of:=SUM([.E8:.E12])" office:value-type="percentage" office:value="0" calcext:value-type="percentage" table:number-columns-spanned="2" table:number-rows-spanned="1">
            <text:p>0.00%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9" table:number-columns-repeated="6"/>
          <table:table-cell table:number-columns-repeated="1018"/>
        </table:table-row>
        <table:table-row table:style-name="ro4">
          <table:table-cell table:style-name="ce8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3">
          <table:table-cell table:style-name="ce11"/>
          <table:table-cell table:style-name="ce9" table:number-columns-repeated="5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7"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style-name="ce21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creation-date>2014-11-27T16:17:43Z</meta:creation-date>
    <dc:date>2014-12-04T10:58:42.429000000</dc:date>
    <meta:editing-cycles>14</meta:editing-cycles>
    <meta:editing-duration>PT51M2S</meta:editing-duration>
    <meta:document-statistic meta:table-count="6" meta:cell-count="375" meta:object-count="0"/>
    <meta:user-defined meta:name="WorkbookGuid">8b253f43-340f-454e-bf76-543c51deaaa0</meta:user-defined>
  </office:meta>
</office:document-meta>
</file>